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9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antarel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142in" svg:height="3.1579in" svg:x="11.0213in" svg:y="0.3413in">
            <draw:object draw:notify-on-update-of-ranges="Sheet1.B3:Sheet1.B23 Sheet1.C3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5587in" svg:height="3.1268in" svg:x="10.8957in" svg:y="4.9988in">
            <draw:object draw:notify-on-update-of-ranges="Sheet1.B29:Sheet1.B49 Sheet1.C29:Sheet1.C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Iteration: 1</text:p>
          </table:table-cell>
          <table:table-cell office:value-type="string" calcext:value-type="string">
            <text:p>Refest Method: Linear best fit</text:p>
          </table:table-cell>
          <table:table-cell office:value-type="string" calcext:value-type="string">
            <text:p>TrimEst Method: Rem Above</text:p>
          </table:table-cell>
          <table:table-cell office:value-type="string" calcext:value-type="string">
            <text:p>Volcalc Method: ConvexHull</text:p>
          </table:table-cell>
          <table:table-cell office:value-type="string" calcext:value-type="string">
            <text:p>Error Correct: None</text:p>
          </table:table-cell>
        </table:table-row>
        <table:table-row table:style-name="ro1">
          <table:table-cell office:value-type="string" calcext:value-type="string">
            <text:p>Ply File Name</text:p>
          </table:table-cell>
          <table:table-cell office:value-type="string" calcext:value-type="string">
            <text:p>Control Volume (m3)</text:p>
          </table:table-cell>
          <table:table-cell office:value-type="string" calcext:value-type="string">
            <text:p>Calculated Volume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% Error – AB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001035536533416" calcext:value-type="float">
            <text:p>0.001035536533416</text:p>
          </table:table-cell>
          <table:table-cell office:value-type="float" office:value="0.00217867427917895" calcext:value-type="float">
            <text:p>0.002178674279179</text:p>
          </table:table-cell>
          <table:table-cell table:formula="of:=ABS((([.B3] - [.C3])/([.B3]+[.C3])) * 100)" office:value-type="float" office:value="35.5651141886382" calcext:value-type="float">
            <text:p>35.5651141886382</text:p>
          </table:table-cell>
          <table:table-cell table:formula="of:=((([.B3] - [.C3])/([.B3]+[.C3])) * 100)" office:value-type="float" office:value="-35.5651141886382" calcext:value-type="float">
            <text:p>-35.565114188638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176090743942" calcext:value-type="float">
            <text:p>0.00176090743942</text:p>
          </table:table-cell>
          <table:table-cell office:value-type="float" office:value="0.00332746385400166" calcext:value-type="float">
            <text:p>0.003327463854002</text:p>
          </table:table-cell>
          <table:table-cell table:formula="of:=ABS((([.B4] - [.C4])/([.B4]+[.C4])) * 100)" office:value-type="float" office:value="30.7869910477432" calcext:value-type="float">
            <text:p>30.7869910477432</text:p>
          </table:table-cell>
          <table:table-cell table:formula="of:=((([.B4] - [.C4])/([.B4]+[.C4])) * 100)" office:value-type="float" office:value="-30.7869910477432" calcext:value-type="float">
            <text:p>-30.786991047743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2043247028862" calcext:value-type="float">
            <text:p>0.002043247028862</text:p>
          </table:table-cell>
          <table:table-cell office:value-type="float" office:value="0.00294531859695724" calcext:value-type="float">
            <text:p>0.002945318596957</text:p>
          </table:table-cell>
          <table:table-cell table:formula="of:=ABS((([.B5] - [.C5])/([.B5]+[.C5])) * 100)" office:value-type="float" office:value="18.0827844265775" calcext:value-type="float">
            <text:p>18.0827844265775</text:p>
          </table:table-cell>
          <table:table-cell table:formula="of:=((([.B5] - [.C5])/([.B5]+[.C5])) * 100)" office:value-type="float" office:value="-18.0827844265775" calcext:value-type="float">
            <text:p>-18.082784426577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1381103874055" calcext:value-type="float">
            <text:p>0.001381103874055</text:p>
          </table:table-cell>
          <table:table-cell office:value-type="float" office:value="0.00254010118592459" calcext:value-type="float">
            <text:p>0.002540101185925</text:p>
          </table:table-cell>
          <table:table-cell table:formula="of:=ABS((([.B6] - [.C6])/([.B6]+[.C6])) * 100)" office:value-type="float" office:value="29.5571716893485" calcext:value-type="float">
            <text:p>29.5571716893485</text:p>
          </table:table-cell>
          <table:table-cell table:formula="of:=((([.B6] - [.C6])/([.B6]+[.C6])) * 100)" office:value-type="float" office:value="-29.5571716893485" calcext:value-type="float">
            <text:p>-29.557171689348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4656126562741" calcext:value-type="float">
            <text:p>0.004656126562741</text:p>
          </table:table-cell>
          <table:table-cell office:value-type="float" office:value="0.0109548018424637" calcext:value-type="float">
            <text:p>0.010954801842464</text:p>
          </table:table-cell>
          <table:table-cell table:formula="of:=ABS((([.B7] - [.C7])/([.B7]+[.C7])) * 100)" office:value-type="float" office:value="40.3478583478912" calcext:value-type="float">
            <text:p>40.3478583478912</text:p>
          </table:table-cell>
          <table:table-cell table:formula="of:=((([.B7] - [.C7])/([.B7]+[.C7])) * 100)" office:value-type="float" office:value="-40.3478583478912" calcext:value-type="float">
            <text:p>-40.3478583478912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000670155888254" calcext:value-type="float">
            <text:p>0.000670155888254</text:p>
          </table:table-cell>
          <table:table-cell office:value-type="float" office:value="0.00840261625012316" calcext:value-type="float">
            <text:p>0.008402616250123</text:p>
          </table:table-cell>
          <table:table-cell table:formula="of:=ABS((([.B8] - [.C8])/([.B8]+[.C8])) * 100)" office:value-type="float" office:value="85.2270975610797" calcext:value-type="float">
            <text:p>85.2270975610797</text:p>
          </table:table-cell>
          <table:table-cell table:formula="of:=((([.B8] - [.C8])/([.B8]+[.C8])) * 100)" office:value-type="float" office:value="-85.2270975610797" calcext:value-type="float">
            <text:p>-85.2270975610797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885771260997" calcext:value-type="float">
            <text:p>0.000885771260997</text:p>
          </table:table-cell>
          <table:table-cell office:value-type="float" office:value="0.00236257363219986" calcext:value-type="float">
            <text:p>0.0023625736322</text:p>
          </table:table-cell>
          <table:table-cell table:formula="of:=ABS((([.B9] - [.C9])/([.B9]+[.C9])) * 100)" office:value-type="float" office:value="45.4632257275324" calcext:value-type="float">
            <text:p>45.4632257275324</text:p>
          </table:table-cell>
          <table:table-cell table:formula="of:=((([.B9] - [.C9])/([.B9]+[.C9])) * 100)" office:value-type="float" office:value="-45.4632257275324" calcext:value-type="float">
            <text:p>-45.4632257275324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164333878685" calcext:value-type="float">
            <text:p>0.00164333878685</text:p>
          </table:table-cell>
          <table:table-cell office:value-type="float" office:value="0.00250207712869136" calcext:value-type="float">
            <text:p>0.002502077128691</text:p>
          </table:table-cell>
          <table:table-cell table:formula="of:=ABS((([.B10] - [.C10])/([.B10]+[.C10])) * 100)" office:value-type="float" office:value="20.7153723374755" calcext:value-type="float">
            <text:p>20.7153723374755</text:p>
          </table:table-cell>
          <table:table-cell table:formula="of:=((([.B10] - [.C10])/([.B10]+[.C10])) * 100)" office:value-type="float" office:value="-20.7153723374755" calcext:value-type="float">
            <text:p>-20.7153723374755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1520962494212" calcext:value-type="float">
            <text:p>0.001520962494212</text:p>
          </table:table-cell>
          <table:table-cell office:value-type="float" office:value="0.00278463188144743" calcext:value-type="float">
            <text:p>0.002784631881447</text:p>
          </table:table-cell>
          <table:table-cell table:formula="of:=ABS((([.B11] - [.C11])/([.B11]+[.C11])) * 100)" office:value-type="float" office:value="29.3494759836008" calcext:value-type="float">
            <text:p>29.3494759836008</text:p>
          </table:table-cell>
          <table:table-cell table:formula="of:=((([.B11] - [.C11])/([.B11]+[.C11])) * 100)" office:value-type="float" office:value="-29.3494759836008" calcext:value-type="float">
            <text:p>-29.3494759836008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000705120543294" calcext:value-type="float">
            <text:p>0.000705120543294</text:p>
          </table:table-cell>
          <table:table-cell office:value-type="float" office:value="0.00204801561870912" calcext:value-type="float">
            <text:p>0.002048015618709</text:p>
          </table:table-cell>
          <table:table-cell table:formula="of:=ABS((([.B12] - [.C12])/([.B12]+[.C12])) * 100)" office:value-type="float" office:value="48.7769218954307" calcext:value-type="float">
            <text:p>48.7769218954307</text:p>
          </table:table-cell>
          <table:table-cell table:formula="of:=((([.B12] - [.C12])/([.B12]+[.C12])) * 100)" office:value-type="float" office:value="-48.7769218954307" calcext:value-type="float">
            <text:p>-48.7769218954307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2284357462571" calcext:value-type="float">
            <text:p>0.002284357462571</text:p>
          </table:table-cell>
          <table:table-cell office:value-type="float" office:value="0.00382621071908792" calcext:value-type="float">
            <text:p>0.003826210719088</text:p>
          </table:table-cell>
          <table:table-cell table:formula="of:=ABS((([.B13] - [.C13])/([.B13]+[.C13])) * 100)" office:value-type="float" office:value="25.2325677527803" calcext:value-type="float">
            <text:p>25.2325677527803</text:p>
          </table:table-cell>
          <table:table-cell table:formula="of:=((([.B13] - [.C13])/([.B13]+[.C13])) * 100)" office:value-type="float" office:value="-25.2325677527803" calcext:value-type="float">
            <text:p>-25.2325677527803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1194625713845" calcext:value-type="float">
            <text:p>0.001194625713845</text:p>
          </table:table-cell>
          <table:table-cell office:value-type="float" office:value="0.00261537084994264" calcext:value-type="float">
            <text:p>0.002615370849943</text:p>
          </table:table-cell>
          <table:table-cell table:formula="of:=ABS((([.B14] - [.C14])/([.B14]+[.C14])) * 100)" office:value-type="float" office:value="37.289932216769" calcext:value-type="float">
            <text:p>37.289932216769</text:p>
          </table:table-cell>
          <table:table-cell table:formula="of:=((([.B14] - [.C14])/([.B14]+[.C14])) * 100)" office:value-type="float" office:value="-37.289932216769" calcext:value-type="float">
            <text:p>-37.289932216769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0.000903253588517" calcext:value-type="float">
            <text:p>0.000903253588517</text:p>
          </table:table-cell>
          <table:table-cell office:value-type="float" office:value="0.0030072535593817" calcext:value-type="float">
            <text:p>0.003007253559382</text:p>
          </table:table-cell>
          <table:table-cell table:formula="of:=ABS((([.B15] - [.C15])/([.B15]+[.C15])) * 100)" office:value-type="float" office:value="53.8037623072822" calcext:value-type="float">
            <text:p>53.8037623072822</text:p>
          </table:table-cell>
          <table:table-cell table:formula="of:=((([.B15] - [.C15])/([.B15]+[.C15])) * 100)" office:value-type="float" office:value="-53.8037623072822" calcext:value-type="float">
            <text:p>-53.803762307282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0.003875249266862" calcext:value-type="float">
            <text:p>0.003875249266862</text:p>
          </table:table-cell>
          <table:table-cell office:value-type="float" office:value="0.0204951127906649" calcext:value-type="float">
            <text:p>0.020495112790665</text:p>
          </table:table-cell>
          <table:table-cell table:formula="of:=ABS((([.B16] - [.C16])/([.B16]+[.C16])) * 100)" office:value-type="float" office:value="68.197031642662" calcext:value-type="float">
            <text:p>68.197031642662</text:p>
          </table:table-cell>
          <table:table-cell table:formula="of:=((([.B16] - [.C16])/([.B16]+[.C16])) * 100)" office:value-type="float" office:value="-68.197031642662" calcext:value-type="float">
            <text:p>-68.197031642662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0.001121782682513" calcext:value-type="float">
            <text:p>0.001121782682513</text:p>
          </table:table-cell>
          <table:table-cell office:value-type="float" office:value="0.00401899235936831" calcext:value-type="float">
            <text:p>0.004018992359368</text:p>
          </table:table-cell>
          <table:table-cell table:formula="of:=ABS((([.B17] - [.C17])/([.B17]+[.C17])) * 100)" office:value-type="float" office:value="56.3574490860245" calcext:value-type="float">
            <text:p>56.3574490860245</text:p>
          </table:table-cell>
          <table:table-cell table:formula="of:=((([.B17] - [.C17])/([.B17]+[.C17])) * 100)" office:value-type="float" office:value="-56.3574490860245" calcext:value-type="float">
            <text:p>-56.357449086024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0.001282037351443" calcext:value-type="float">
            <text:p>0.001282037351443</text:p>
          </table:table-cell>
          <table:table-cell office:value-type="float" office:value="0.00210472270420799" calcext:value-type="float">
            <text:p>0.002104722704208</text:p>
          </table:table-cell>
          <table:table-cell table:formula="of:=ABS((([.B18] - [.C18])/([.B18]+[.C18])) * 100)" office:value-type="float" office:value="24.2912204953019" calcext:value-type="float">
            <text:p>24.2912204953019</text:p>
          </table:table-cell>
          <table:table-cell table:formula="of:=((([.B18] - [.C18])/([.B18]+[.C18])) * 100)" office:value-type="float" office:value="-24.2912204953019" calcext:value-type="float">
            <text:p>-24.2912204953019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.00088868498225" calcext:value-type="float">
            <text:p>0.00088868498225</text:p>
          </table:table-cell>
          <table:table-cell office:value-type="float" office:value="0.00256155286523955" calcext:value-type="float">
            <text:p>0.00256155286524</text:p>
          </table:table-cell>
          <table:table-cell table:formula="of:=ABS((([.B19] - [.C19])/([.B19]+[.C19])) * 100)" office:value-type="float" office:value="48.4855814855418" calcext:value-type="float">
            <text:p>48.4855814855418</text:p>
          </table:table-cell>
          <table:table-cell table:formula="of:=((([.B19] - [.C19])/([.B19]+[.C19])) * 100)" office:value-type="float" office:value="-48.4855814855418" calcext:value-type="float">
            <text:p>-48.485581485541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.00088868498225" calcext:value-type="float">
            <text:p>0.00088868498225</text:p>
          </table:table-cell>
          <table:table-cell office:value-type="float" office:value="0.00222557784477928" calcext:value-type="float">
            <text:p>0.002225577844779</text:p>
          </table:table-cell>
          <table:table-cell table:formula="of:=ABS((([.B20] - [.C20])/([.B20]+[.C20])) * 100)" office:value-type="float" office:value="42.928067950018" calcext:value-type="float">
            <text:p>42.928067950018</text:p>
          </table:table-cell>
          <table:table-cell table:formula="of:=((([.B20] - [.C20])/([.B20]+[.C20])) * 100)" office:value-type="float" office:value="-42.928067950018" calcext:value-type="float">
            <text:p>-42.928067950018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03467328291403" calcext:value-type="float">
            <text:p>0.003467328291403</text:p>
          </table:table-cell>
          <table:table-cell office:value-type="float" office:value="0.00490531824167799" calcext:value-type="float">
            <text:p>0.004905318241678</text:p>
          </table:table-cell>
          <table:table-cell table:formula="of:=ABS((([.B21] - [.C21])/([.B21]+[.C21])) * 100)" office:value-type="float" office:value="17.1748555799337" calcext:value-type="float">
            <text:p>17.1748555799337</text:p>
          </table:table-cell>
          <table:table-cell table:formula="of:=((([.B21] - [.C21])/([.B21]+[.C21])) * 100)" office:value-type="float" office:value="-17.1748555799337" calcext:value-type="float">
            <text:p>-17.1748555799337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.000684724494521" calcext:value-type="float">
            <text:p>0.000684724494521</text:p>
          </table:table-cell>
          <table:table-cell office:value-type="float" office:value="0.00222557784477928" calcext:value-type="float">
            <text:p>0.002225577844779</text:p>
          </table:table-cell>
          <table:table-cell table:formula="of:=ABS((([.B22] - [.C22])/([.B22]+[.C22])) * 100)" office:value-type="float" office:value="52.9447861636515" calcext:value-type="float">
            <text:p>52.9447861636515</text:p>
          </table:table-cell>
          <table:table-cell table:formula="of:=((([.B22] - [.C22])/([.B22]+[.C22])) * 100)" office:value-type="float" office:value="-52.9447861636515" calcext:value-type="float">
            <text:p>-52.9447861636515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.000976096619849" calcext:value-type="float">
            <text:p>0.000976096619849</text:p>
          </table:table-cell>
          <table:table-cell office:value-type="float" office:value="0.00227608151523029" calcext:value-type="float">
            <text:p>0.00227608151523</text:p>
          </table:table-cell>
          <table:table-cell table:formula="of:=ABS((([.B23] - [.C23])/([.B23]+[.C23])) * 100)" office:value-type="float" office:value="39.9727456918529" calcext:value-type="float">
            <text:p>39.9727456918529</text:p>
          </table:table-cell>
          <table:table-cell table:formula="of:=((([.B23] - [.C23])/([.B23]+[.C23])) * 100)" office:value-type="float" office:value="-39.9727456918529" calcext:value-type="float">
            <text:p>-39.97274569185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SUM([.D3:.D23])/12" office:value-type="float" office:value="70.8791677980946" calcext:value-type="float">
            <text:p>70.879167798094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ration: 1</text:p>
          </table:table-cell>
          <table:table-cell office:value-type="string" calcext:value-type="string">
            <text:p>Refest Method: Linear best fit</text:p>
          </table:table-cell>
          <table:table-cell office:value-type="string" calcext:value-type="string">
            <text:p>TrimEst Method: Rem Above</text:p>
          </table:table-cell>
          <table:table-cell office:value-type="string" calcext:value-type="string">
            <text:p>Volcalc Method: ConvexHull</text:p>
          </table:table-cell>
          <table:table-cell office:value-type="string" calcext:value-type="string">
            <text:p>Error Correct: Volume - 40%</text:p>
          </table:table-cell>
        </table:table-row>
        <table:table-row table:style-name="ro1">
          <table:table-cell office:value-type="string" calcext:value-type="string">
            <text:p>Ply File Name</text:p>
          </table:table-cell>
          <table:table-cell office:value-type="string" calcext:value-type="string">
            <text:p>Control Volume (m3)</text:p>
          </table:table-cell>
          <table:table-cell office:value-type="string" calcext:value-type="string">
            <text:p>Calculated Volume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% Error – ABS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.001035536533416" calcext:value-type="float">
            <text:p>0.001035536533416</text:p>
          </table:table-cell>
          <table:table-cell table:style-name="ce4" office:value-type="float" office:value="0.00130720456750737" calcext:value-type="float">
            <text:p>0.001307204567507</text:p>
          </table:table-cell>
          <table:table-cell table:formula="of:=ABS((([.B29] - [.C29])/([.B29]+[.C29])) * 100)" office:value-type="float" office:value="11.5961611799227" calcext:value-type="float">
            <text:p>11.5961611799227</text:p>
          </table:table-cell>
          <table:table-cell table:formula="of:=((([.B29] - [.C29])/([.B29]+[.C29])) * 100)" office:value-type="float" office:value="-11.5961611799227" calcext:value-type="float">
            <text:p>-11.596161179922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176090743942" calcext:value-type="float">
            <text:p>0.00176090743942</text:p>
          </table:table-cell>
          <table:table-cell office:value-type="float" office:value="0.001996478312401" calcext:value-type="float">
            <text:p>0.001996478312401</text:p>
          </table:table-cell>
          <table:table-cell table:formula="of:=ABS((([.B30] - [.C30])/([.B30]+[.C30])) * 100)" office:value-type="float" office:value="6.26954187141496" calcext:value-type="float">
            <text:p>6.26954187141496</text:p>
          </table:table-cell>
          <table:table-cell table:formula="of:=((([.B30] - [.C30])/([.B30]+[.C30])) * 100)" office:value-type="float" office:value="-6.26954187141496" calcext:value-type="float">
            <text:p>-6.2695418714149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2043247028862" calcext:value-type="float">
            <text:p>0.002043247028862</text:p>
          </table:table-cell>
          <table:table-cell office:value-type="float" office:value="0.00176719115817434" calcext:value-type="float">
            <text:p>0.001767191158174</text:p>
          </table:table-cell>
          <table:table-cell table:formula="of:=ABS((([.B31] - [.C31])/([.B31]+[.C31])) * 100)" office:value-type="float" office:value="7.24472769632738" calcext:value-type="float">
            <text:p>7.24472769632738</text:p>
          </table:table-cell>
          <table:table-cell table:formula="of:=((([.B31] - [.C31])/([.B31]+[.C31])) * 100)" office:value-type="float" office:value="7.24472769632738" calcext:value-type="float">
            <text:p>7.24472769632738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1381103874055" calcext:value-type="float">
            <text:p>0.001381103874055</text:p>
          </table:table-cell>
          <table:table-cell office:value-type="float" office:value="0.00152406071155475" calcext:value-type="float">
            <text:p>0.001524060711555</text:p>
          </table:table-cell>
          <table:table-cell table:formula="of:=ABS((([.B32] - [.C32])/([.B32]+[.C32])) * 100)" office:value-type="float" office:value="4.92078274008523" calcext:value-type="float">
            <text:p>4.92078274008523</text:p>
          </table:table-cell>
          <table:table-cell table:formula="of:=((([.B32] - [.C32])/([.B32]+[.C32])) * 100)" office:value-type="float" office:value="-4.92078274008523" calcext:value-type="float">
            <text:p>-4.9207827400852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4656126562741" calcext:value-type="float">
            <text:p>0.004656126562741</text:p>
          </table:table-cell>
          <table:table-cell office:value-type="float" office:value="0.00657288110547824" calcext:value-type="float">
            <text:p>0.006572881105478</text:p>
          </table:table-cell>
          <table:table-cell table:formula="of:=ABS((([.B33] - [.C33])/([.B33]+[.C33])) * 100)" office:value-type="float" office:value="17.0696699064701" calcext:value-type="float">
            <text:p>17.0696699064701</text:p>
          </table:table-cell>
          <table:table-cell table:formula="of:=((([.B33] - [.C33])/([.B33]+[.C33])) * 100)" office:value-type="float" office:value="-17.0696699064701" calcext:value-type="float">
            <text:p>-17.069669906470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000670155888254" calcext:value-type="float">
            <text:p>0.000670155888254</text:p>
          </table:table-cell>
          <table:table-cell office:value-type="float" office:value="0.0050415697500739" calcext:value-type="float">
            <text:p>0.005041569750074</text:p>
          </table:table-cell>
          <table:table-cell table:formula="of:=ABS((([.B34] - [.C34])/([.B34]+[.C34])) * 100)" office:value-type="float" office:value="76.5340308450044" calcext:value-type="float">
            <text:p>76.5340308450044</text:p>
          </table:table-cell>
          <table:table-cell table:formula="of:=((([.B34] - [.C34])/([.B34]+[.C34])) * 100)" office:value-type="float" office:value="-76.5340308450044" calcext:value-type="float">
            <text:p>-76.5340308450044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885771260997" calcext:value-type="float">
            <text:p>0.000885771260997</text:p>
          </table:table-cell>
          <table:table-cell office:value-type="float" office:value="0.00141754417931992" calcext:value-type="float">
            <text:p>0.00141754417932</text:p>
          </table:table-cell>
          <table:table-cell table:formula="of:=ABS((([.B35] - [.C35])/([.B35]+[.C35])) * 100)" office:value-type="float" office:value="23.087281447206" calcext:value-type="float">
            <text:p>23.087281447206</text:p>
          </table:table-cell>
          <table:table-cell table:formula="of:=((([.B35] - [.C35])/([.B35]+[.C35])) * 100)" office:value-type="float" office:value="-23.087281447206" calcext:value-type="float">
            <text:p>-23.087281447206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164333878685" calcext:value-type="float">
            <text:p>0.00164333878685</text:p>
          </table:table-cell>
          <table:table-cell office:value-type="float" office:value="0.00150124627721482" calcext:value-type="float">
            <text:p>0.001501246277215</text:p>
          </table:table-cell>
          <table:table-cell table:formula="of:=ABS((([.B36] - [.C36])/([.B36]+[.C36])) * 100)" office:value-type="float" office:value="4.51864098888483" calcext:value-type="float">
            <text:p>4.51864098888483</text:p>
          </table:table-cell>
          <table:table-cell table:formula="of:=((([.B36] - [.C36])/([.B36]+[.C36])) * 100)" office:value-type="float" office:value="4.51864098888483" calcext:value-type="float">
            <text:p>4.51864098888483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1520962494212" calcext:value-type="float">
            <text:p>0.001520962494212</text:p>
          </table:table-cell>
          <table:table-cell office:value-type="float" office:value="0.00167077912886846" calcext:value-type="float">
            <text:p>0.001670779128868</text:p>
          </table:table-cell>
          <table:table-cell table:formula="of:=ABS((([.B37] - [.C37])/([.B37]+[.C37])) * 100)" office:value-type="float" office:value="4.69388353910261" calcext:value-type="float">
            <text:p>4.69388353910261</text:p>
          </table:table-cell>
          <table:table-cell table:formula="of:=((([.B37] - [.C37])/([.B37]+[.C37])) * 100)" office:value-type="float" office:value="-4.69388353910261" calcext:value-type="float">
            <text:p>-4.6938835391026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000705120543294" calcext:value-type="float">
            <text:p>0.000705120543294</text:p>
          </table:table-cell>
          <table:table-cell office:value-type="float" office:value="0.00122880937122547" calcext:value-type="float">
            <text:p>0.001228809371225</text:p>
          </table:table-cell>
          <table:table-cell table:formula="of:=ABS((([.B38] - [.C38])/([.B38]+[.C38])) * 100)" office:value-type="float" office:value="27.0789972273423" calcext:value-type="float">
            <text:p>27.0789972273423</text:p>
          </table:table-cell>
          <table:table-cell table:formula="of:=((([.B38] - [.C38])/([.B38]+[.C38])) * 100)" office:value-type="float" office:value="-27.0789972273423" calcext:value-type="float">
            <text:p>-27.0789972273423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2284357462571" calcext:value-type="float">
            <text:p>0.002284357462571</text:p>
          </table:table-cell>
          <table:table-cell office:value-type="float" office:value="0.00229572643145275" calcext:value-type="float">
            <text:p>0.002295726431453</text:p>
          </table:table-cell>
          <table:table-cell table:formula="of:=ABS((([.B39] - [.C39])/([.B39]+[.C39])) * 100)" office:value-type="float" office:value="0.24822621473347" calcext:value-type="float">
            <text:p>0.24822621473347</text:p>
          </table:table-cell>
          <table:table-cell table:formula="of:=((([.B39] - [.C39])/([.B39]+[.C39])) * 100)" office:value-type="float" office:value="-0.24822621473347" calcext:value-type="float">
            <text:p>-0.24822621473347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1194625713845" calcext:value-type="float">
            <text:p>0.001194625713845</text:p>
          </table:table-cell>
          <table:table-cell office:value-type="float" office:value="0.00156922250996558" calcext:value-type="float">
            <text:p>0.001569222509966</text:p>
          </table:table-cell>
          <table:table-cell table:formula="of:=ABS((([.B40] - [.C40])/([.B40]+[.C40])) * 100)" office:value-type="float" office:value="13.5534503267375" calcext:value-type="float">
            <text:p>13.5534503267375</text:p>
          </table:table-cell>
          <table:table-cell table:formula="of:=((([.B40] - [.C40])/([.B40]+[.C40])) * 100)" office:value-type="float" office:value="-13.5534503267375" calcext:value-type="float">
            <text:p>-13.5534503267375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0.000903253588517" calcext:value-type="float">
            <text:p>0.000903253588517</text:p>
          </table:table-cell>
          <table:table-cell office:value-type="float" office:value="0.00180435213562902" calcext:value-type="float">
            <text:p>0.001804352135629</text:p>
          </table:table-cell>
          <table:table-cell table:formula="of:=ABS((([.B41] - [.C41])/([.B41]+[.C41])) * 100)" office:value-type="float" office:value="33.2802719050324" calcext:value-type="float">
            <text:p>33.2802719050324</text:p>
          </table:table-cell>
          <table:table-cell table:formula="of:=((([.B41] - [.C41])/([.B41]+[.C41])) * 100)" office:value-type="float" office:value="-33.2802719050324" calcext:value-type="float">
            <text:p>-33.2802719050324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0.003875249266862" calcext:value-type="float">
            <text:p>0.003875249266862</text:p>
          </table:table-cell>
          <table:table-cell office:value-type="float" office:value="0.0122970676743989" calcext:value-type="float">
            <text:p>0.012297067674399</text:p>
          </table:table-cell>
          <table:table-cell table:formula="of:=ABS((([.B42] - [.C42])/([.B42]+[.C42])) * 100)" office:value-type="float" office:value="52.0755216344424" calcext:value-type="float">
            <text:p>52.0755216344424</text:p>
          </table:table-cell>
          <table:table-cell table:formula="of:=((([.B42] - [.C42])/([.B42]+[.C42])) * 100)" office:value-type="float" office:value="-52.0755216344424" calcext:value-type="float">
            <text:p>-52.075521634442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0.001121782682513" calcext:value-type="float">
            <text:p>0.001121782682513</text:p>
          </table:table-cell>
          <table:table-cell office:value-type="float" office:value="0.00241139541562099" calcext:value-type="float">
            <text:p>0.002411395415621</text:p>
          </table:table-cell>
          <table:table-cell table:formula="of:=ABS((([.B43] - [.C43])/([.B43]+[.C43])) * 100)" office:value-type="float" office:value="36.5000771908182" calcext:value-type="float">
            <text:p>36.5000771908182</text:p>
          </table:table-cell>
          <table:table-cell table:formula="of:=((([.B43] - [.C43])/([.B43]+[.C43])) * 100)" office:value-type="float" office:value="-36.5000771908182" calcext:value-type="float">
            <text:p>-36.5000771908182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0.001282037351443" calcext:value-type="float">
            <text:p>0.001282037351443</text:p>
          </table:table-cell>
          <table:table-cell office:value-type="float" office:value="0.0012628336225248" calcext:value-type="float">
            <text:p>0.001262833622525</text:p>
          </table:table-cell>
          <table:table-cell table:formula="of:=ABS((([.B44] - [.C44])/([.B44]+[.C44])) * 100)" office:value-type="float" office:value="0.754605208462237" calcext:value-type="float">
            <text:p>0.754605208462237</text:p>
          </table:table-cell>
          <table:table-cell table:formula="of:=((([.B44] - [.C44])/([.B44]+[.C44])) * 100)" office:value-type="float" office:value="0.754605208462237" calcext:value-type="float">
            <text:p>0.754605208462237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.00088868498225" calcext:value-type="float">
            <text:p>0.00088868498225</text:p>
          </table:table-cell>
          <table:table-cell office:value-type="float" office:value="0.00153693171914373" calcext:value-type="float">
            <text:p>0.001536931719144</text:p>
          </table:table-cell>
          <table:table-cell table:formula="of:=ABS((([.B45] - [.C45])/([.B45]+[.C45])) * 100)" office:value-type="float" office:value="26.725027763919" calcext:value-type="float">
            <text:p>26.725027763919</text:p>
          </table:table-cell>
          <table:table-cell table:formula="of:=((([.B45] - [.C45])/([.B45]+[.C45])) * 100)" office:value-type="float" office:value="-26.725027763919" calcext:value-type="float">
            <text:p>-26.725027763919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.00088868498225" calcext:value-type="float">
            <text:p>0.00088868498225</text:p>
          </table:table-cell>
          <table:table-cell office:value-type="float" office:value="0.00133534670686757" calcext:value-type="float">
            <text:p>0.001335346706868</text:p>
          </table:table-cell>
          <table:table-cell table:formula="of:=ABS((([.B46] - [.C46])/([.B46]+[.C46])) * 100)" office:value-type="float" office:value="20.0834244765096" calcext:value-type="float">
            <text:p>20.0834244765096</text:p>
          </table:table-cell>
          <table:table-cell table:formula="of:=((([.B46] - [.C46])/([.B46]+[.C46])) * 100)" office:value-type="float" office:value="-20.0834244765096" calcext:value-type="float">
            <text:p>-20.0834244765096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03467328291403" calcext:value-type="float">
            <text:p>0.003467328291403</text:p>
          </table:table-cell>
          <table:table-cell office:value-type="float" office:value="0.00294319094500679" calcext:value-type="float">
            <text:p>0.002943190945007</text:p>
          </table:table-cell>
          <table:table-cell table:formula="of:=ABS((([.B47] - [.C47])/([.B47]+[.C47])) * 100)" office:value-type="float" office:value="8.17620737208412" calcext:value-type="float">
            <text:p>8.17620737208412</text:p>
          </table:table-cell>
          <table:table-cell table:formula="of:=((([.B47] - [.C47])/([.B47]+[.C47])) * 100)" office:value-type="float" office:value="8.17620737208412" calcext:value-type="float">
            <text:p>8.17620737208412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.000684724494521" calcext:value-type="float">
            <text:p>0.000684724494521</text:p>
          </table:table-cell>
          <table:table-cell office:value-type="float" office:value="0.00208643038361061" calcext:value-type="float">
            <text:p>0.002086430383611</text:p>
          </table:table-cell>
          <table:table-cell table:formula="of:=ABS((([.B48] - [.C48])/([.B48]+[.C48])) * 100)" office:value-type="float" office:value="50.5820118590657" calcext:value-type="float">
            <text:p>50.5820118590657</text:p>
          </table:table-cell>
          <table:table-cell table:formula="of:=((([.B48] - [.C48])/([.B48]+[.C48])) * 100)" office:value-type="float" office:value="-50.5820118590657" calcext:value-type="float">
            <text:p>-50.5820118590657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.000976096619849" calcext:value-type="float">
            <text:p>0.000976096619849</text:p>
          </table:table-cell>
          <table:table-cell office:value-type="float" office:value="0.00136564890913817" calcext:value-type="float">
            <text:p>0.001365648909138</text:p>
          </table:table-cell>
          <table:table-cell table:formula="of:=ABS((([.B49] - [.C49])/([.B49]+[.C49])) * 100)" office:value-type="float" office:value="16.6351247164613" calcext:value-type="float">
            <text:p>16.6351247164613</text:p>
          </table:table-cell>
          <table:table-cell table:formula="of:=((([.B49] - [.C49])/([.B49]+[.C49])) * 100)" office:value-type="float" office:value="-16.6351247164613" calcext:value-type="float">
            <text:p>-16.63512471646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SUM([.D29:.D49])/12" office:value-type="float" office:value="36.8023055091689" calcext:value-type="float">
            <text:p>36.802305509168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21:41:54.243960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2-12-01T23:31:58.737294196</dc:date>
    <meta:editing-duration>PT37M18S</meta:editing-duration>
    <meta:editing-cycles>7</meta:editing-cycles>
    <meta:document-statistic meta:table-count="1" meta:cell-count="2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61cm" svg:height="8.022cm" xlink:href=".." xlink:type="simple" chart:class="chart:scatter" chart:style-name="ch1">
        <chart:legend chart:legend-position="end" svg:x="11.998cm" svg:y="3.712cm" style:legend-expansion="high" chart:style-name="ch2"/>
        <chart:plot-area chart:style-name="ch3" table:cell-range-address="Sheet1.B3:Sheet1.C23" svg:x="0.285cm" svg:y="0.16cm" svg:width="11.428cm" svg:height="7.702cm">
          <chart:coordinate-region svg:x="1.383cm" svg:y="0.359cm" svg:width="9.906cm" svg:height="6.8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3" chart:class="chart:scatter">
            <chart:domain table:cell-range-address="Sheet1.B3:Sheet1.B23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35536533416">
                <text:p>0.001035536533416</text:p>
                <draw:g>
                  <svg:desc>Sheet1.B3:Sheet1.B23</svg:desc>
                </draw:g>
              </table:table-cell>
              <table:table-cell office:value-type="float" office:value="0.00217867427917895">
                <text:p>0.00217867427917895</text:p>
                <draw:g>
                  <svg:desc>Sheet1.C3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6090743942">
                <text:p>0.00176090743942</text:p>
              </table:table-cell>
              <table:table-cell office:value-type="float" office:value="0.00332746385400166">
                <text:p>0.00332746385400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43247028862">
                <text:p>0.002043247028862</text:p>
              </table:table-cell>
              <table:table-cell office:value-type="float" office:value="0.00294531859695724">
                <text:p>0.00294531859695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81103874055">
                <text:p>0.001381103874055</text:p>
              </table:table-cell>
              <table:table-cell office:value-type="float" office:value="0.00254010118592459">
                <text:p>0.00254010118592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656126562741">
                <text:p>0.004656126562741</text:p>
              </table:table-cell>
              <table:table-cell office:value-type="float" office:value="0.0109548018424637">
                <text:p>0.0109548018424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70155888254">
                <text:p>0.000670155888254</text:p>
              </table:table-cell>
              <table:table-cell office:value-type="float" office:value="0.00840261625012316">
                <text:p>0.00840261625012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85771260997">
                <text:p>0.000885771260997</text:p>
              </table:table-cell>
              <table:table-cell office:value-type="float" office:value="0.00236257363219986">
                <text:p>0.00236257363219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64333878685">
                <text:p>0.00164333878685</text:p>
              </table:table-cell>
              <table:table-cell office:value-type="float" office:value="0.00250207712869136">
                <text:p>0.00250207712869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20962494212">
                <text:p>0.001520962494212</text:p>
              </table:table-cell>
              <table:table-cell office:value-type="float" office:value="0.00278463188144743">
                <text:p>0.00278463188144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05120543294">
                <text:p>0.000705120543294</text:p>
              </table:table-cell>
              <table:table-cell office:value-type="float" office:value="0.00204801561870912">
                <text:p>0.00204801561870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284357462571">
                <text:p>0.002284357462571</text:p>
              </table:table-cell>
              <table:table-cell office:value-type="float" office:value="0.00382621071908792">
                <text:p>0.00382621071908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94625713845">
                <text:p>0.001194625713845</text:p>
              </table:table-cell>
              <table:table-cell office:value-type="float" office:value="0.00261537084994264">
                <text:p>0.00261537084994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903253588517">
                <text:p>0.000903253588517</text:p>
              </table:table-cell>
              <table:table-cell office:value-type="float" office:value="0.0030072535593817">
                <text:p>0.0030072535593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875249266862">
                <text:p>0.003875249266862</text:p>
              </table:table-cell>
              <table:table-cell office:value-type="float" office:value="0.0204951127906649">
                <text:p>0.0204951127906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21782682513">
                <text:p>0.001121782682513</text:p>
              </table:table-cell>
              <table:table-cell office:value-type="float" office:value="0.00401899235936831">
                <text:p>0.00401899235936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282037351443">
                <text:p>0.001282037351443</text:p>
              </table:table-cell>
              <table:table-cell office:value-type="float" office:value="0.00210472270420799">
                <text:p>0.00210472270420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88868498225">
                <text:p>0.00088868498225</text:p>
              </table:table-cell>
              <table:table-cell office:value-type="float" office:value="0.00256155286523955">
                <text:p>0.00256155286523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88868498225">
                <text:p>0.00088868498225</text:p>
              </table:table-cell>
              <table:table-cell office:value-type="float" office:value="0.00222557784477928">
                <text:p>0.00222557784477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467328291403">
                <text:p>0.003467328291403</text:p>
              </table:table-cell>
              <table:table-cell office:value-type="float" office:value="0.00490531824167799">
                <text:p>0.00490531824167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84724494521">
                <text:p>0.000684724494521</text:p>
              </table:table-cell>
              <table:table-cell office:value-type="float" office:value="0.00222557784477928">
                <text:p>0.00222557784477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76096619849">
                <text:p>0.000976096619849</text:p>
              </table:table-cell>
              <table:table-cell office:value-type="float" office:value="0.00227608151523029">
                <text:p>0.0022760815152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2cm" svg:height="7.943cm" xlink:href=".." xlink:type="simple" chart:class="chart:scatter" chart:style-name="ch1">
        <chart:legend chart:legend-position="end" svg:x="11.857cm" svg:y="3.672cm" style:legend-expansion="high" chart:style-name="ch2"/>
        <chart:plot-area chart:style-name="ch3" table:cell-range-address="Sheet1.B29:Sheet1.C49" svg:x="0.282cm" svg:y="0.158cm" svg:width="11.293cm" svg:height="7.627cm">
          <chart:coordinate-region svg:x="1.38cm" svg:y="0.357cm" svg:width="9.77cm" svg:height="6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9:Sheet1.C49" chart:class="chart:scatter">
            <chart:domain table:cell-range-address="Sheet1.B29:Sheet1.B49"/>
            <chart:data-point chart:repeated="4"/>
            <chart:data-point chart:style-name="ch8" chart:repeated="2"/>
            <chart:data-point chart:repeated="4"/>
            <chart:data-point chart:style-name="ch8"/>
            <chart:data-point chart:repeated="2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35536533416">
                <text:p>0.001035536533416</text:p>
                <draw:g>
                  <svg:desc>Sheet1.B29:Sheet1.B49</svg:desc>
                </draw:g>
              </table:table-cell>
              <table:table-cell office:value-type="float" office:value="0.00130720456750737">
                <text:p>0.00130720456750737</text:p>
                <draw:g>
                  <svg:desc>Sheet1.C29:Sheet1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6090743942">
                <text:p>0.00176090743942</text:p>
              </table:table-cell>
              <table:table-cell office:value-type="float" office:value="0.001996478312401">
                <text:p>0.00199647831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43247028862">
                <text:p>0.002043247028862</text:p>
              </table:table-cell>
              <table:table-cell office:value-type="float" office:value="0.00176719115817434">
                <text:p>0.00176719115817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81103874055">
                <text:p>0.001381103874055</text:p>
              </table:table-cell>
              <table:table-cell office:value-type="float" office:value="0.00152406071155475">
                <text:p>0.00152406071155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656126562741">
                <text:p>0.004656126562741</text:p>
              </table:table-cell>
              <table:table-cell office:value-type="float" office:value="0.00657288110547824">
                <text:p>0.00657288110547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70155888254">
                <text:p>0.000670155888254</text:p>
              </table:table-cell>
              <table:table-cell office:value-type="float" office:value="0.0050415697500739">
                <text:p>0.0050415697500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85771260997">
                <text:p>0.000885771260997</text:p>
              </table:table-cell>
              <table:table-cell office:value-type="float" office:value="0.00141754417931992">
                <text:p>0.00141754417931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64333878685">
                <text:p>0.00164333878685</text:p>
              </table:table-cell>
              <table:table-cell office:value-type="float" office:value="0.00150124627721482">
                <text:p>0.00150124627721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20962494212">
                <text:p>0.001520962494212</text:p>
              </table:table-cell>
              <table:table-cell office:value-type="float" office:value="0.00167077912886846">
                <text:p>0.00167077912886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05120543294">
                <text:p>0.000705120543294</text:p>
              </table:table-cell>
              <table:table-cell office:value-type="float" office:value="0.00122880937122547">
                <text:p>0.00122880937122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284357462571">
                <text:p>0.002284357462571</text:p>
              </table:table-cell>
              <table:table-cell office:value-type="float" office:value="0.00229572643145275">
                <text:p>0.00229572643145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94625713845">
                <text:p>0.001194625713845</text:p>
              </table:table-cell>
              <table:table-cell office:value-type="float" office:value="0.00156922250996558">
                <text:p>0.00156922250996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903253588517">
                <text:p>0.000903253588517</text:p>
              </table:table-cell>
              <table:table-cell office:value-type="float" office:value="0.00180435213562902">
                <text:p>0.00180435213562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875249266862">
                <text:p>0.003875249266862</text:p>
              </table:table-cell>
              <table:table-cell office:value-type="float" office:value="0.0122970676743989">
                <text:p>0.0122970676743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21782682513">
                <text:p>0.001121782682513</text:p>
              </table:table-cell>
              <table:table-cell office:value-type="float" office:value="0.00241139541562099">
                <text:p>0.00241139541562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282037351443">
                <text:p>0.001282037351443</text:p>
              </table:table-cell>
              <table:table-cell office:value-type="float" office:value="0.0012628336225248">
                <text:p>0.0012628336225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88868498225">
                <text:p>0.00088868498225</text:p>
              </table:table-cell>
              <table:table-cell office:value-type="float" office:value="0.00153693171914373">
                <text:p>0.00153693171914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88868498225">
                <text:p>0.00088868498225</text:p>
              </table:table-cell>
              <table:table-cell office:value-type="float" office:value="0.00133534670686757">
                <text:p>0.00133534670686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467328291403">
                <text:p>0.003467328291403</text:p>
              </table:table-cell>
              <table:table-cell office:value-type="float" office:value="0.00294319094500679">
                <text:p>0.002943190945006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84724494521">
                <text:p>0.000684724494521</text:p>
              </table:table-cell>
              <table:table-cell office:value-type="float" office:value="0.00208643038361061">
                <text:p>0.00208643038361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76096619849">
                <text:p>0.000976096619849</text:p>
              </table:table-cell>
              <table:table-cell office:value-type="float" office:value="0.00136564890913817">
                <text:p>0.001365648909138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